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1" style:family="paragraph" style:parent-style-name="Sender">
      <style:text-properties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master-page-name="Standard">
      <style:paragraph-properties style:page-number="1"/>
    </style:style>
    <style:style style:name="P3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6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37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8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3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4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41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4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7">(members ) </text:p>
                <text:p text:style-name="P18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nity prhice to x1.65. Old: changing he unitsugar</text:p>
                <text:p text:style-name="P11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7">(members <text:s/>member price rounded up to nearest nickel) </text:p>
                <text:p text:style-name="P18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0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7"/>
                <text:p text:style-name="P18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7"/>
                <text:p text:style-name="P18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7"><text:s/></text:p>
                <text:p text:style-name="P18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7"/>
                <text:p text:style-name="P18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7"><text:s/></text:p>
                <text:p text:style-name="P18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7">(members $2.15) </text:p>
                <text:p text:style-name="P18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7"><text:s/></text:p>
                <text:p text:style-name="P18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7"><text:s/></text:p>
                <text:p text:style-name="P18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7"><text:s/></text:p>
                <text:p text:style-name="P18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7"/>
                <text:p text:style-name="P18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7"/>
                <text:p text:style-name="P18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7"/>
                <text:p text:style-name="P18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7"/>
                <text:p text:style-name="P18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7"><text:s/></text:p>
                <text:p text:style-name="P18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7"/>
                <text:p text:style-name="P18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7">(members $0.00) </text:p>
                <text:p text:style-name="P18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7"/>
                <text:p text:style-name="P18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7"/>
                <text:p text:style-name="P18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7"><text:s/></text:p>
                <text:p text:style-name="P18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7"/>
                <text:p text:style-name="P18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7"/>
                <text:p text:style-name="P18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7"><text:s/></text:p>
                <text:p text:style-name="P18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7">(members $0.00) </text:p>
                <text:p text:style-name="P18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7"><text:s/></text:p>
                <text:p text:style-name="P24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7"><text:s/></text:p>
                <text:p text:style-name="P18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7"/>
                <text:p text:style-name="P18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7"/>
                <text:p text:style-name="P18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7"/>
                <text:p text:style-name="P18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7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7"><text:s/></text:p>
                <text:p text:style-name="P18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7"><text:s/></text:p>
                <text:p text:style-name="P18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7"/>
                <text:p text:style-name="P18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7"/>
                <text:p text:style-name="P18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7"><text:s/></text:p>
                <text:p text:style-name="P18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2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7"><text:s/></text:p>
                <text:p text:style-name="P23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7"/>
                <text:p text:style-name="P18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7"/>
                <text:p text:style-name="P18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7"/>
                <text:p text:style-name="P18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7"/>
                <text:p text:style-name="P18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7"/>
                <text:p text:style-name="P18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7"/>
                <text:p text:style-name="P18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7">(members $0.00) </text:p>
                <text:p text:style-name="P18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7"/>
                <text:p text:style-name="P18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7"/>
                <text:p text:style-name="P18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7"/>
                <text:p text:style-name="P18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7"><text:s/></text:p>
                <text:p text:style-name="P18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7"/>
                <text:p text:style-name="P18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7"><text:s/></text:p>
                <text:p text:style-name="P18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7"/>
                <text:p text:style-name="P18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7"/>
                <text:p text:style-name="P18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7"/>
                <text:p text:style-name="P18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7"><text:s/></text:p>
                <text:p text:style-name="P18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7"><text:s/></text:p>
                <text:p text:style-name="P18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7"><text:s/></text:p>
                <text:p text:style-name="P18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7"/>
                <text:p text:style-name="P18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8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7"><text:s/></text:p>
                <text:p text:style-name="P18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7"/>
                <text:p text:style-name="P18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7"/>
                <text:p text:style-name="P18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0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7"/>
                <text:p text:style-name="P18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7"><text:s/></text:p>
                <text:p text:style-name="P18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6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7"/>
                <text:p text:style-name="P18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7"/>
                <text:p text:style-name="P18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7">(members $2.75) </text:p>
                <text:p text:style-name="P18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7"><text:s/></text:p>
                <text:p text:style-name="P18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7">(members $1.80) </text:p>
                <text:p text:style-name="P18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7"><text:s/></text:p>
                <text:p text:style-name="P18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7"><text:s/></text:p>
                <text:p text:style-name="P18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7"><text:s/></text:p>
                <text:p text:style-name="P18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7"/>
                <text:p text:style-name="P18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7"/>
                <text:p text:style-name="P18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7">(members $0.85) </text:p>
                <text:p text:style-name="P18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7">(members $2.80) </text:p>
                <text:p text:style-name="P18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7"/>
                <text:p text:style-name="P18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7"/>
                <text:p text:style-name="P18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7">(members $2.50) </text:p>
                <text:p text:style-name="P18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7"><text:s/></text:p>
                <text:p text:style-name="P18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7">(members $0.00) </text:p>
                <text:p text:style-name="P18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7">(members $3.05) </text:p>
                <text:p text:style-name="P18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7">(members $6.10) </text:p>
                <text:p text:style-name="P18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7"/>
                <text:p text:style-name="P18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7"/>
                <text:p text:style-name="P18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7"/>
                <text:p text:style-name="P18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7"/>
                <text:p text:style-name="P18">http://thegrainery.ca</text:p>
              </table:table-cell>
              <table:table-cell table:style-name="Table8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7">(members $5.20) </text:p>
                <text:p text:style-name="P18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7">(members $0.00) </text:p>
                <text:p text:style-name="P18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7">(members $0.00) </text:p>
                <text:p text:style-name="P18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7"><text:s/></text:p>
                <text:p text:style-name="P18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7"><text:s/></text:p>
                <text:p text:style-name="P18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7"/>
                <text:p text:style-name="P18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7">(members $2.90) </text:p>
                <text:p text:style-name="P18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7">(members $1.70) </text:p>
                <text:p text:style-name="P18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7">(members $1.15) </text:p>
                <text:p text:style-name="P18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7">(members $2.95) </text:p>
                <text:p text:style-name="P18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7">(members $1.95) </text:p>
                <text:p text:style-name="P18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2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9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8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7">(members $0.00) </text:p>
                <text:p text:style-name="P18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7">(members $5.65) </text:p>
                <text:p text:style-name="P18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7">(members $6.00) </text:p>
                <text:p text:style-name="P18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7">(members $5.85) </text:p>
                <text:p text:style-name="P18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7">(members $6.25) </text:p>
                <text:p text:style-name="P18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7">(members $4.25) </text:p>
                <text:p text:style-name="P18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7"><text:s/></text:p>
                <text:p text:style-name="P18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7">(members $3.70) </text:p>
                <text:p text:style-name="P18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7"/>
                <text:p text:style-name="P18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7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7"/>
                <text:p text:style-name="P18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7">(members ) </text:p>
                <text:p text:style-name="P18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7">(members ) </text:p>
                <text:p text:style-name="P18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7">(members ) </text:p>
                <text:p text:style-name="P18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7">(members $0.00) </text:p>
                <text:p text:style-name="P18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7">(members $9.05) </text:p>
                <text:p text:style-name="P18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7">(members $14.00) </text:p>
                <text:p text:style-name="P18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7">(members $13.85) </text:p>
                <text:p text:style-name="P18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7">(members $11.65) </text:p>
                <text:p text:style-name="P18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7">(members $11.65) </text:p>
                <text:p text:style-name="P18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7">(members $7.95) </text:p>
                <text:p text:style-name="P18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7">(members $0.00) </text:p>
                <text:p text:style-name="P18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7">(members $0.00) </text:p>
                <text:p text:style-name="P18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7">(members $3.95) </text:p>
                <text:p text:style-name="P18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7"/>
                <text:p text:style-name="P18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7">(members $1.20) </text:p>
                <text:p text:style-name="P18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7">(members $6.00) </text:p>
                <text:p text:style-name="P18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7"/>
                <text:p text:style-name="P18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7">(members $2.40) </text:p>
                <text:p text:style-name="P18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8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7">(members #DIV/0!) </text:p>
                <text:p text:style-name="P18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7">(members $5.20) </text:p>
                <text:p text:style-name="P18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7">(members #DIV/0!) </text:p>
                <text:p text:style-name="P18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7"/>
                <text:p text:style-name="P18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7"><text:s/></text:p>
                <text:p text:style-name="P18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7"><text:s/></text:p>
                <text:p text:style-name="P18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7">(members #DIV/0!) </text:p>
                <text:p text:style-name="P18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7"><text:s/></text:p>
                <text:p text:style-name="P18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7">(members #DIV/0!) </text:p>
                <text:p text:style-name="P18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7"><text:s/></text:p>
                <text:p text:style-name="P18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7"><text:s/></text:p>
                <text:p text:style-name="P18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8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7">(members $0.00) </text:p>
                <text:p text:style-name="P18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8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7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7"><text:s/></text:p>
                <text:p text:style-name="P18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7"><text:s/></text:p>
                <text:p text:style-name="P18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7">(members $3.65) </text:p>
                <text:p text:style-name="P18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7">(members $0.00) </text:p>
                <text:p text:style-name="P18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7">(members $0.00) </text:p>
                <text:p text:style-name="P18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7"/>
                <text:p text:style-name="P18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7">(members $0.00) </text:p>
                <text:p text:style-name="P18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19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7">(members $3.50) </text:p>
                <text:p text:style-name="P18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7">(members $3.50) </text:p>
                <text:p text:style-name="P18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7">(members $3.60) </text:p>
                <text:p text:style-name="P18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7">(members $0.00) </text:p>
                <text:p text:style-name="P18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7"/>
                <text:p text:style-name="P18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7"/>
                <text:p text:style-name="P18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9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7"/>
                <text:p text:style-name="P18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7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7"/>
                <text:p text:style-name="P18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7">(members $0.00) </text:p>
                <text:p text:style-name="P18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7">(members $0.00) </text:p>
                <text:p text:style-name="P18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7">(members $0.00) </text:p>
                <text:p text:style-name="P18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7">(members $0.00) </text:p>
                <text:p text:style-name="P18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7"><text:s/></text:p>
                <text:p text:style-name="P18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3"/>
      <text:p text:style-name="P34"/>
      <text:p text:style-name="Standard"><text:soft-page-break/><text:tab/></text:p>
      <text:p text:style-name="P27"><text:tab/>GRAINERY PRE_ORDERS</text:p>
      <text:p text:style-name="P26"><text:tab/>http://thegrainery.ca/preorders</text:p>
      <text:p text:style-name="P26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1"><text:tab/><text:tab/><text:tab/><text:tab/>$44.85 <text:s text:c="3"/></text:p>
      <text:p text:style-name="P26"><text:soft-page-break/></text:p>
      <text:p text:style-name="P34"/>
      <text:p text:style-name="P29"><text:soft-page-break/>Deb VanTriet<text:line-break/>Andrew Parker</text:p>
      <text:p text:style-name="P29">Marla MacLeod<text:line-break/><text:span text:style-name="T10"> PRE-ORDERS</text:span></text:p>
      <text:p text:style-name="P34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7"/>
            <text:p text:style-name="P18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7"/>
            <text:p text:style-name="P18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7"><text:s/></text:p>
            <text:p text:style-name="P18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Flakes</text:p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short grain brown rice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7"/>
            <text:p text:style-name="P18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4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8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4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8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New Found Oatmeal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Standard"/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ext:soft-page-break/>
        <table:table-row table:style-name="Table176.1">
          <table:table-cell table:style-name="Table176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0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8"><text:s text:c="2"/>230g</text:p>
          </table:table-cell>
          <table:table-cell table:style-name="Table176.A1" office:value-type="string">
            <text:p text:style-name="P18">http://thegrainery.ca</text:p>
          </table:table-cell>
          <table:table-cell table:style-name="Table176.C3" office:value-type="string">
            <text:p text:style-name="P9"><text:span text:style-name="T9">$4.50</text:span> </text:p>
          </table:table-cell>
        </table:table-row>
      </table:table>
      <text:p text:style-name="P34"/>
      <text:p text:style-name="Standard"><text:soft-page-break/></text:p>
      <text:p text:style-name="P34"/>
      <text:p text:style-name="P25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/>
      <text:p text:style-name="P34"/>
      <text:p text:style-name="Standard"/>
      <text:p text:style-name="P34"/>
      <text:p text:style-name="Standard"/>
      <text:p text:style-name="Standard"/>
      <text:p text:style-name="P34"/>
      <text:p text:style-name="Standard"/>
      <text:p text:style-name="P3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2-04T17:07:15.54</dc:date>
    <dc:creator>2385 Agricola Grainery Food Coop</dc:creator>
    <meta:editing-duration>PT688H21M49S</meta:editing-duration>
    <meta:editing-cycles>213</meta:editing-cycles>
    <meta:generator>OpenOffice.org/3.2$Win32 OpenOffice.org_project/320m12$Build-9483</meta:generator>
    <meta:printed-by>2385 Agricola Grainery Food Coop</meta:printed-by>
    <meta:print-date>2010-12-04T16:20:55.60</meta:print-date>
    <meta:document-statistic meta:table-count="176" meta:image-count="0" meta:object-count="0" meta:page-count="345" meta:paragraph-count="1648" meta:word-count="7957" meta:character-count="57814"/>
    <meta:user-defined meta:name="Info 1"/>
    <meta:user-defined meta:name="Info 2"/>
    <meta:user-defined meta:name="Info 3"/>
    <meta:user-defined meta:name="Info 4"/>
  </office:meta>
</office:document-meta>
</file>